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iginHandshakeInterceptorTests.origin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originLi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originMatch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originNoMatchWithNullHostil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iginHandshakeInterceptorTests.sameOriginMatchWithEmpty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originLi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invalid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iginHandshakeInterceptorTests.sameOrigin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sameOriginMatchWith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iginHandshakeInterceptorTests.originValu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